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4.124cm" style:rel-column-width="16378*"/>
    </style:style>
    <style:style style:name="Таблица2.B" style:family="table-column">
      <style:table-column-properties style:column-width="4.126cm" style:rel-column-width="16385*"/>
    </style:style>
    <style:style style:name="Таблица2.D" style:family="table-column">
      <style:table-column-properties style:column-width="4.126cm" style:rel-column-width="16387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4cm" style:rel-column-width="16378*"/>
    </style:style>
    <style:style style:name="Таблица3.B" style:family="table-column">
      <style:table-column-properties style:column-width="4.126cm" style:rel-column-width="16385*"/>
    </style:style>
    <style:style style:name="Таблица3.D" style:family="table-column">
      <style:table-column-properties style:column-width="4.126cm" style:rel-column-width="16387*"/>
    </style:style>
    <style:style style:name="Таблица3.A1" style:family="table-cell">
      <style:table-cell-properties fo:padding="0cm" fo:border="none" style:writing-mode="page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4.124cm" style:rel-column-width="16378*"/>
    </style:style>
    <style:style style:name="Таблица4.B" style:family="table-column">
      <style:table-column-properties style:column-width="4.126cm" style:rel-column-width="16385*"/>
    </style:style>
    <style:style style:name="Таблица4.D" style:family="table-column">
      <style:table-column-properties style:column-width="4.126cm" style:rel-column-width="16387*"/>
    </style:style>
    <style:style style:name="Таблица4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officeooo:paragraph-rsid="003e0593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6f7fcb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713145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735cb3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778e03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7e635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fo:font-style="normal" fo:font-weight="normal" officeooo:rsid="00713145" officeooo:paragraph-rsid="00713145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weight="normal" officeooo:rsid="006df697" officeooo:paragraph-rsid="006df697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70df63" officeooo:paragraph-rsid="0070df63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normal" fo:font-weight="bold" officeooo:rsid="0065bb76" officeooo:paragraph-rsid="004e4348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normal" fo:font-weight="bold" officeooo:rsid="00778e03" officeooo:paragraph-rsid="00778e03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normal" fo:font-weight="normal" officeooo:rsid="00778e03" officeooo:paragraph-rsid="00778e03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italic" fo:font-weight="bold" officeooo:rsid="00735cb3" officeooo:paragraph-rsid="00735cb3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756593" officeooo:paragraph-rsid="00756593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756593" officeooo:paragraph-rsid="0075ef63"/>
    </style:style>
    <style:style style:name="P2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normal" fo:font-weight="normal" officeooo:rsid="0067ed1c" officeooo:paragraph-rsid="0077f7d6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normal" fo:font-weight="normal" officeooo:rsid="0067ed1c" officeooo:paragraph-rsid="00797c95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normal" fo:font-weight="normal" officeooo:rsid="007c0731" officeooo:paragraph-rsid="007c0731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7c0731"/>
    </style:style>
    <style:style style:name="P2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rsid="007ce973" officeooo:paragraph-rsid="007ce973"/>
    </style:style>
    <style:style style:name="P29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c3fa" officeooo:paragraph-rsid="003cc3fa" style:font-size-complex="14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86445" officeooo:paragraph-rsid="0077f7d6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86445" officeooo:paragraph-rsid="00797c95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7f7d6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97c95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77f7d6" officeooo:paragraph-rsid="0077f7d6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a29c4" officeooo:paragraph-rsid="00797c95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8" style:family="paragraph" style:parent-style-name="Standard">
      <style:text-properties fo:font-size="12pt" fo:font-weight="normal" officeooo:rsid="0067ed1c" officeooo:paragraph-rsid="00797c95" style:font-size-asian="12pt" style:font-weight-asian="normal" style:font-size-complex="12pt" style:font-weight-complex="normal"/>
    </style:style>
    <style:style style:name="P3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0" style:family="paragraph" style:parent-style-name="Text_20_body">
      <style:text-properties officeooo:paragraph-rsid="00464ca0"/>
    </style:style>
    <style:style style:name="P41" style:family="paragraph" style:parent-style-name="Text_20_body">
      <style:text-properties fo:color="#000000" style:font-name="Times New Roman" fo:font-size="14pt" officeooo:rsid="00464ca0" officeooo:paragraph-rsid="00464ca0"/>
    </style:style>
    <style:style style:name="P42" style:family="paragraph" style:parent-style-name="Text_20_body"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officeooo:paragraph-rsid="003e7d51" style:text-blinking="false" fo:background-color="transparent" style:font-size-asian="14pt" style:font-size-complex="14pt"/>
    </style:style>
    <style:style style:name="P43" style:family="paragraph" style:parent-style-name="Text_20_body">
      <style:text-properties style:font-name="Times New Roman" fo:font-size="14pt" fo:language="ru" fo:country="RU" officeooo:rsid="000ef043" officeooo:paragraph-rsid="003e7d51" style:font-size-asian="14pt" style:language-asian="ru" style:country-asian="RU" style:font-name-complex="Times New Roman5" style:font-size-complex="12pt" style:language-complex="ar" style:country-complex="SA"/>
    </style:style>
    <style:style style:name="P44" style:family="paragraph" style:parent-style-name="Text_20_body">
      <style:text-properties fo:font-weight="normal" officeooo:rsid="0067ed1c" officeooo:paragraph-rsid="00797c95" style:font-weight-asian="normal" style:font-weight-complex="normal"/>
    </style:style>
    <style:style style:name="P45" style:family="paragraph" style:parent-style-name="Text_20_body">
      <style:text-properties fo:font-size="12pt" fo:font-weight="normal" officeooo:rsid="0067ed1c" officeooo:paragraph-rsid="0077f7d6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4" fo:font-size="14pt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4" fo:font-size="14pt" style:font-size-asian="14pt" style:font-size-complex="14pt"/>
    </style:style>
    <style:style style:name="P48" style:family="paragraph" style:parent-style-name="Table_20_Contents">
      <style:text-properties officeooo:rsid="00686445" officeooo:paragraph-rsid="0077f7d6"/>
    </style:style>
    <style:style style:name="P49" style:family="paragraph" style:parent-style-name="Table_20_Contents">
      <style:text-properties officeooo:rsid="00686445" officeooo:paragraph-rsid="00797c95"/>
    </style:style>
    <style:style style:name="P50" style:family="paragraph" style:parent-style-name="Table_20_Contents">
      <style:text-properties officeooo:rsid="0077f7d6" officeooo:paragraph-rsid="0077f7d6"/>
    </style:style>
    <style:style style:name="P51" style:family="paragraph" style:parent-style-name="Table_20_Contents">
      <style:text-properties officeooo:rsid="00797c95" officeooo:paragraph-rsid="00797c95"/>
    </style:style>
    <style:style style:name="P52" style:family="paragraph" style:parent-style-name="Table_20_Contents">
      <style:text-properties officeooo:rsid="006a29c4" officeooo:paragraph-rsid="00797c95"/>
    </style:style>
    <style:style style:name="P5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4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font-style="normal" fo:font-weight="normal" officeooo:rsid="007e635a" officeooo:paragraph-rsid="007ce973" style:font-style-asian="normal" style:font-weight-asian="normal" style:font-size-complex="14pt" style:font-style-complex="normal" style:font-weight-complex="normal"/>
    </style:style>
    <style:style style:name="P55" style:family="paragraph" style:parent-style-name="Table_20_Contents">
      <style:text-properties officeooo:rsid="007b46e6" officeooo:paragraph-rsid="0077f7d6"/>
    </style:style>
    <style:style style:name="P56" style:family="paragraph" style:parent-style-name="Heading_20_2">
      <style:paragraph-properties fo:break-before="page"/>
      <style:text-properties fo:color="#000000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5b8895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6ae72e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735cb3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7e635a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6b6608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7fd599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fo:font-style="normal" fo:font-weight="normal" officeooo:rsid="0071314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0" style:family="text">
      <style:text-properties style:font-name="Times New Roman" fo:font-size="14pt" fo:language="ru" fo:country="RU" fo:font-style="normal" fo:font-weight="normal" officeooo:rsid="007e635a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1" style:family="text">
      <style:text-properties style:font-name="Times New Roman" fo:font-size="14pt" fo:language="ru" fo:country="RU" fo:font-style="normal" fo:font-weight="normal" officeooo:rsid="007fd59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" fo:font-size="14pt" fo:language="ru" fo:country="RU" fo:font-style="normal" fo:font-weight="normal" officeooo:rsid="00805d66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3" style:family="text">
      <style:text-properties style:font-name="Times New Roman" fo:font-size="14pt" fo:font-style="normal" fo:font-weight="normal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style="normal" fo:font-weight="normal" officeooo:rsid="006f7fcb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font-style="normal" fo:font-weight="normal" officeooo:rsid="00713145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font-style="normal" fo:font-weight="normal" officeooo:rsid="00727a37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font-style="normal" fo:font-weight="normal" officeooo:rsid="00752b8a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font-style="normal" fo:font-weight="normal" officeooo:rsid="007c0731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style:font-size-complex="14pt"/>
    </style:style>
    <style:style style:name="T20" style:family="text">
      <style:text-properties style:font-name="Times New Roman" officeooo:rsid="003cc3fa" style:font-size-complex="14pt"/>
    </style:style>
    <style:style style:name="T21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2" style:family="text">
      <style:text-properties fo:color="#000000" style:font-name="Times New Roman" fo:font-size="14pt" fo:language="ru" fo:country="RU" fo:font-weight="bold" officeooo:rsid="004d769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3" style:family="text">
      <style:text-properties fo:color="#000000" style:font-name="Times New Roman" fo:font-size="14pt" fo:language="ru" fo:country="RU" fo:font-weight="bold" officeooo:rsid="006d36b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4" style:family="text">
      <style:text-properties fo:color="#000000" style:font-name="Times New Roman" fo:font-size="14pt" officeooo:rsid="003e0593"/>
    </style:style>
    <style:style style:name="T25" style:family="text">
      <style:text-properties fo:color="#000000" style:font-name="Times New Roman" fo:font-size="14pt" officeooo:rsid="004d769b" style:font-size-complex="14pt"/>
    </style:style>
    <style:style style:name="T26" style:family="text">
      <style:text-properties fo:color="#000000" style:font-name="Times New Roman" fo:font-size="14pt" officeooo:rsid="004524f5" style:font-size-complex="14pt"/>
    </style:style>
    <style:style style:name="T27" style:family="text">
      <style:text-properties fo:color="#000000" style:font-name="Times New Roman" fo:font-size="14pt" officeooo:rsid="003e0593" style:font-size-complex="14pt"/>
    </style:style>
    <style:style style:name="T28" style:family="text">
      <style:text-properties fo:color="#000000" style:font-name="Times New Roman" fo:font-size="14pt" officeooo:rsid="006476d9"/>
    </style:style>
    <style:style style:name="T29" style:family="text">
      <style:text-properties fo:color="#000000" style:font-name="Times New Roman" fo:font-size="14pt" officeooo:rsid="006d36b6"/>
    </style:style>
    <style:style style:name="T30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1" style:family="text">
      <style:text-properties fo:font-variant="normal" fo:text-transform="none" fo:color="#000000" style:font-name="Times New Roman" fo:font-size="14pt" fo:letter-spacing="0.009cm" fo:language="ru" fo:country="RU" fo:font-weight="bold" officeooo:rsid="006476d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2" style:family="text">
      <style:text-properties fo:font-variant="normal" fo:text-transform="none" fo:color="#000000" style:font-name="Times New Roman" fo:font-size="14pt" fo:letter-spacing="0.009cm" fo:language="ru" fo:country="RU" fo:font-weight="bold" officeooo:rsid="006d36b6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6" style:family="text">
      <style:text-properties officeooo:rsid="003e0593"/>
    </style:style>
    <style:style style:name="T37" style:family="text">
      <style:text-properties officeooo:rsid="004d769b"/>
    </style:style>
    <style:style style:name="T38" style:family="text">
      <style:text-properties fo:font-style="normal" fo:font-weight="normal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tyle="normal" fo:font-weight="normal" officeooo:rsid="006f7fcb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tyle="normal" fo:font-weight="normal" officeooo:rsid="006df697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tyle="normal" fo:font-weight="normal" officeooo:rsid="00735cb3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tyle="normal" fo:font-weight="normal" officeooo:rsid="00752b8a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tyle="normal" fo:font-weight="normal" officeooo:rsid="0075ef63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tyle="normal" fo:font-weight="normal" officeooo:rsid="00778e03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tyle="normal" fo:font-weight="normal" officeooo:rsid="007c0731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tyle="normal" fo:font-weight="normal" officeooo:rsid="007ce973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tyle="normal" fo:font-weight="normal" officeooo:rsid="007e635a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tyle="normal" style:font-style-asian="normal" style:font-size-complex="14pt" style:font-style-complex="normal"/>
    </style:style>
    <style:style style:name="T49" style:family="text">
      <style:text-properties fo:font-style="normal" officeooo:rsid="0065bb76" style:font-style-asian="normal" style:font-size-complex="14pt" style:font-style-complex="normal"/>
    </style:style>
    <style:style style:name="T50" style:family="text">
      <style:text-properties style:font-name="Times New Roman4" fo:font-style="normal" fo:font-weight="normal" officeooo:rsid="00778e03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Times New Roman4" fo:font-style="normal" fo:font-weight="normal" officeooo:rsid="0075ef63" style:font-style-asian="normal" style:font-weight-asian="normal" style:font-size-complex="14pt" style:font-style-complex="normal" style:font-weight-complex="normal"/>
    </style:style>
    <style:style style:name="T52" style:family="text">
      <style:text-properties officeooo:rsid="0077f7d6"/>
    </style:style>
    <style:style style:name="T53" style:family="text">
      <style:text-properties officeooo:rsid="006ae72e"/>
    </style:style>
    <style:style style:name="T54" style:family="text">
      <style:text-properties officeooo:rsid="00686445"/>
    </style:style>
    <style:style style:name="T55" style:family="text">
      <style:text-properties officeooo:rsid="00797c95"/>
    </style:style>
    <style:style style:name="T56" style:family="text">
      <style:text-properties officeooo:rsid="007b46e6"/>
    </style:style>
    <style:style style:name="T57" style:family="text">
      <style:text-properties officeooo:rsid="007c07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14">Кафедра МО ЭВМ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39"><text:span text:style-name="Book_20_Title"><text:span text:style-name="T1">отчет</text:span></text:span></text:p>
      <text:p text:style-name="P2"><text:span text:style-name="T2">по лабораторной ра</text:span><text:span text:style-name="T21">боте №</text:span><text:span text:style-name="T23">3</text:span></text:p>
      <text:p text:style-name="P2"><text:span text:style-name="T21">по дисциплине «</text:span><text:span text:style-name="T22">Параллельные алгоритмы</text:span><text:span text:style-name="T21">»</text:span></text:p>
      <text:p text:style-name="P2"><text:span text:style-name="Book_20_Title"><text:span text:style-name="T30">Тема: </text:span></text:span><text:span text:style-name="Book_20_Title"><text:span text:style-name="T31">Реализация </text:span></text:span><text:span text:style-name="Book_20_Title"><text:span text:style-name="T32">структур данных без блокировок</text:span></text:span></text:p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19">Студентка гр. 0</text:span><text:span text:style-name="T20">304</text:span></text:p>
          </table:table-cell>
          <table:table-cell table:style-name="Таблица1.B1" office:value-type="string">
            <text:p text:style-name="P29"/>
          </table:table-cell>
          <table:table-cell table:style-name="Таблица1.A1" office:value-type="string">
            <text:p text:style-name="P30">Говорющенко А.В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29"/>
          </table:table-cell>
          <table:table-cell table:style-name="Таблица1.A1" office:value-type="string">
            <text:p text:style-name="P3"><text:span text:style-name="T25">Сергеева</text:span><text:span text:style-name="T26"> </text:span><text:span text:style-name="T25">Е</text:span><text:span text:style-name="T27">.</text:span><text:span text:style-name="T25">И</text:span><text:span text:style-name="T26">.</text:span></text:p>
          </table:table-cell>
        </table:table-row>
      </table:table>
      <text:p text:style-name="P12"/>
      <text:p text:style-name="P12"/>
      <text:p text:style-name="P12">Санкт-Петербург</text:p>
      <text:p text:style-name="P37">20<text:span text:style-name="T36">2</text:span><text:span text:style-name="T37">3</text:span></text:p>
      <text:h text:style-name="P56" text:outline-level="2">Цель работы.</text:h>
      <text:p text:style-name="P40"><text:span text:style-name="T24">Изучить </text:span><text:span text:style-name="T28">принцип построения потокобезопасных структур данных </text:span><text:span text:style-name="T29">без</text:span><text:span text:style-name="T28"> блокировками.</text:span></text:p>
      <text:p text:style-name="P41"><text:s/></text:p>
      <text:h text:style-name="Heading_20_2" text:outline-level="2">Задание.</text:h>
      <text:p text:style-name="P42"><text:bookmark text:name="docs-internal-guid-7f349e27-7fff-c8b3-41d3-2ebbe03ee46a"/>Выполняется на основе работы 2.</text:p>
      <text:p text:style-name="P46">Реализовать очередь, удовлетворяющую lock-free гарантии прогресса.</text:p>
      <text:p text:style-name="P46">Протестировать доступ к реализованной структуре данных в случае нескольких потоков производителей и потребителей.</text:p>
      <text:p text:style-name="P47"><text:span text:style-name="T34">В отчёте:</text:span><text:span text:style-name="T33"> </text:span><text:span text:style-name="T35">Сравнить производительность с реализациями структур данных из работы В отчёте сформулировать инвариант структуры данных.</text:span></text:p>
      <text:p text:style-name="P43"/>
      <text:h text:style-name="Heading_20_2" text:outline-level="2">Выполнение работы.</text:h>
      <text:p text:style-name="P16"><text:span text:style-name="T49">Д</text:span><text:span text:style-name="T48">ля выполнения лабораторной работы была написана lock-free очередь Майкла-Скотта, удовлетворяющая гарантии прогресса. Для очереди был написан класс LockFreeQueue, а для безопасной работы с освобождением памяти использована схема указателей опасности (hazard pointers).</text:span></text:p>
      <text:p text:style-name="P4"><text:span text:style-name="T39">В основе реализации о</text:span><text:span text:style-name="T40">черед</text:span><text:span text:style-name="T39">и</text:span><text:span text:style-name="T40"> </text:span><text:span text:style-name="T39">лежит </text:span><text:span text:style-name="T40">односвязн</text:span><text:span text:style-name="T39">ый</text:span><text:span text:style-name="T40"> спис</text:span><text:span text:style-name="T39">ок,</text:span><text:span text:style-name="T40"> име</text:span><text:span text:style-name="T39">ющий</text:span><text:span text:style-name="T40"> два публичных метода: добавление в конец (push) и удаление с начала (pop). </text:span><text:span text:style-name="T39">Оба метода содержат бесконечные циклы, в которых происходят попытки атомарной замены указателей с помощью операции CAS, которая в С++ реализована через функции compare_exchange_weak и <text:s/>compare_exchange_strong. </text:span><text:span text:style-name="T14">В случае, если сторонний поток помешал текущему потоку выполнить действие, то цикл повторится снова, и так до тех пор, пока операция удаления/вставки не будет выполнена.</text:span></text:p>
      <text:p text:style-name="P17"><text:span text:style-name="T14">Д</text:span><text:span text:style-name="T13">ля того, чтобы алгоритм удовлетворял гарантии lock-free прогресса, необходимо заканчивать операции за другими потоками, если будет обнаружено промежуточное состояние очереди.</text:span></text:p>
      <text:p text:style-name="P17"><text:soft-page-break/><text:span text:style-name="T13">Такая ситуация может случиться когда во время добавления элемента в очередь локальный указатель на конец очереди будет отличаться от глобального и не будет концом вовсе. Тогда, вместо ожидания завершения операции другим потоком, текущий поток самостоятельно, с помощью операции CAS, передвинет указатель с локального конца очереди на элемент, следующий за ним. </text:span><text:span text:style-name="T15">Таким образом, в случае, если другие процессы будут приостановлены, текущий поток сможет продолжить свою работу, не ожидая завершения других.</text:span></text:p>
      <text:p text:style-name="P15">Аналогично происходит и с извлечением элемента из очереди и указателем на голову. Если было замечено, что указатель, который был взят, уже не является актуальным указателем на голову, и того указателя уже нет, то в цикле while операция повторяется с верным значением указателя на начало.</text:p>
      <text:p text:style-name="P5"><text:span text:style-name="T15">Беря во внимание ранее озвученные факты, заметим, что указатели на начало и конец могут не совпадать с фактическим началом и концом. </text:span><text:span text:style-name="T16">Поэтому</text:span><text:span text:style-name="T15"> инвариант </text:span><text:span text:style-name="T16">структуры данных без блокировки можно сформулировать</text:span><text:span text:style-name="T15"> так: указатель на начало очереди всегда указывает на элемент, стоящий не после элемента под указателем на конец. При этом они могут указывать на один и тот же, например, в ситуации, когда очередь пуста и добавление элемента еще не завершилось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Безопасное освобождение памяти</text:p>
      <text:p text:style-name="P6"><text:span text:style-name="T41">При удалении элементов сразу из очереди, может возникнуть ситуация, </text:span><text:span text:style-name="T42">когда один поток еще использует </text:span><text:span text:style-name="T17">ту</text:span><text:span text:style-name="T42"> часть памяти, которую другой поток освобождает, и разыменовываясь по своей локальной копии указателя обратиться к <text:s/>несуществующему элементу.</text:span></text:p>
      <text:p text:style-name="P22"><text:span text:style-name="T42">Ч</text:span><text:span text:style-name="T38">тобы избежать подобной ситуации, был выбран один из алгоритмов безопасного освобождения памяти — hazard pointers, так как является одним из наиболее известных и проработанной схемой отложенного удаления. Эта схема основана только на атомарных чтении и записи и не использует такие примитивы синхронизации, как CAS.</text:span></text:p>
      <text:p text:style-name="P23"><text:span text:style-name="T38">Суть схемы заключается в том, что для каждого потока выделяется Н ячеек под указатели опасности, то есть те указатели, которыми в данный момент используются в операциях. Данное число выбирается в зависимости от структуры данных, для очереди достаточно Н = 2, </text:span><text:span text:style-name="T43">один для операции добавления, и два для операции извлечения. Число потоков Т должно быть известно заранее.</text:span></text:p>
      <text:p text:style-name="P7"><text:span text:style-name="T43">В каждом потоке также храниться массив указателей для отложенного удаления. При извлечении элементов из очереди потоки добавляют извлеченные элементы в данные массивы, и в момент, когда массив будет заполнен </text:span><text:span text:style-name="T44">и его размер будет равен R (</text:span><text:span text:style-name="T50">R сравнимо с </text:span><text:span text:style-name="Source_20_Text"><text:span text:style-name="T50">N = H*T</text:span></text:span><text:span text:style-name="T50">, но более N; например, </text:span><text:span text:style-name="Source_20_Text"><text:span text:style-name="T50">R = 2N</text:span></text:span><text:span text:style-name="T50">)</text:span><text:span text:style-name="T51">, </text:span><text:span text:style-name="T43">будет вызвана процедура освобождения памяти </text:span><text:span text:style-name="T44">scan(). Условие </text:span><text:span text:style-name="Source_20_Text"><text:span text:style-name="T50">R &gt; H*T</text:span></text:span><text:span text:style-name="T44"> является существенным: только при выполнении этого условия гарантируется, что</text:span><text:span text:style-name="T50"> scan</text:span><text:span text:style-name="Source_20_Text"><text:span text:style-name="T50">()</text:span></text:span><text:span text:style-name="T44"> сможет что-нибудь удалить из массива отложенных данных. Если это условие нарушено, scan</text:span><text:span text:style-name="Source_20_Text"><text:span text:style-name="T50">()</text:span></text:span><text:span text:style-name="T44"> может ничего не удалить из массива, и мы получим ошибку алгоритма – массив полностью заполнен, но уменьшить его размер невозможно.</text:span></text:p>
      <text:p text:style-name="P18"><text:s/></text:p>
      <text:p text:style-name="P19"><text:soft-page-break/>Сравнение реализаций многопоточной очереди</text:p>
      <text:p text:style-name="P20">В таблицах 1-3 приведен сравнительный срез времени работы многопоточных очередей с «грубыми», «тонкими» блокировками и очередей без блокировок. Замеры производились на количестве задач <text:span text:style-name="T52">3</text:span>00 с матрицами размера 10х10 <text:span text:style-name="T52">при запуске программы 100 раз.</text:span></text:p>
      <text:p text:style-name="P20"/>
      <text:p text:style-name="P45">Таблица 1. Сравнение очередей при 10 производителях и 10 потребителях.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339289650144">
          <table:table-cell table:style-name="Таблица2.A1" office:value-type="string">
            <text:p text:style-name="P48">Очередь</text:p>
          </table:table-cell>
          <table:table-cell table:style-name="Таблица2.A1" office:value-type="string">
            <text:p text:style-name="P31">User time, мс</text:p>
          </table:table-cell>
          <table:table-cell table:style-name="Таблица2.A1" office:value-type="string">
            <text:p text:style-name="P31">System time, мс</text:p>
          </table:table-cell>
          <table:table-cell table:style-name="Таблица2.A1" office:value-type="string">
            <text:p text:style-name="P31">Real time, мс</text:p>
          </table:table-cell>
        </table:table-row>
        <table:table-row table:style-name="TableLine94339289689104">
          <table:table-cell table:style-name="Таблица2.A1" office:value-type="string">
            <text:p text:style-name="P31">«Грубые» блокировки</text:p>
          </table:table-cell>
          <table:table-cell table:style-name="Таблица2.A1" office:value-type="string">
            <text:p text:style-name="P48">2<text:span text:style-name="T56">2</text:span>.<text:span text:style-name="T56">099</text:span></text:p>
          </table:table-cell>
          <table:table-cell table:style-name="Таблица2.A1" office:value-type="string">
            <text:p text:style-name="P48"><text:span text:style-name="T56">15</text:span>.<text:span text:style-name="T56">295</text:span></text:p>
          </table:table-cell>
          <table:table-cell table:style-name="Таблица2.A1" office:value-type="string">
            <text:p text:style-name="P48"><text:span text:style-name="T56">25</text:span>.<text:span text:style-name="T56">891</text:span></text:p>
          </table:table-cell>
        </table:table-row>
        <table:table-row table:style-name="TableLine94339289693776">
          <table:table-cell table:style-name="Таблица2.A1" office:value-type="string">
            <text:p text:style-name="P33">«<text:span text:style-name="T54">Тонкие» блокировки</text:span></text:p>
          </table:table-cell>
          <table:table-cell table:style-name="Таблица2.A1" office:value-type="string">
            <text:p text:style-name="P48"><text:span text:style-name="T53">2</text:span><text:span text:style-name="T56">1</text:span>.<text:span text:style-name="T53">7</text:span><text:span text:style-name="T56">16</text:span></text:p>
          </table:table-cell>
          <table:table-cell table:style-name="Таблица2.A1" office:value-type="string">
            <text:p text:style-name="P55">18.071</text:p>
          </table:table-cell>
          <table:table-cell table:style-name="Таблица2.A1" office:value-type="string">
            <text:p text:style-name="P48"><text:span text:style-name="T56">25</text:span>.<text:span text:style-name="T56">089</text:span></text:p>
          </table:table-cell>
        </table:table-row>
        <table:table-row table:style-name="TableLine94339289724448">
          <table:table-cell table:style-name="Таблица2.A1" office:value-type="string">
            <text:p text:style-name="P35">Lock-free</text:p>
          </table:table-cell>
          <table:table-cell table:style-name="Таблица2.A1" office:value-type="string">
            <text:p text:style-name="P51">33.996</text:p>
          </table:table-cell>
          <table:table-cell table:style-name="Таблица2.A1" office:value-type="string">
            <text:p text:style-name="P50">12.862</text:p>
          </table:table-cell>
          <table:table-cell table:style-name="Таблица2.A1" office:value-type="string">
            <text:p text:style-name="P50">27.097</text:p>
          </table:table-cell>
        </table:table-row>
      </table:table>
      <text:p text:style-name="P24"/>
      <text:p text:style-name="P38"><text:span text:style-name="T54">Т</text:span>аблица <text:span text:style-name="T54">2</text:span>. Сравнение очередей при <text:span text:style-name="T54">4</text:span> производителях и <text:span text:style-name="T54">10</text:span> потребителях.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 table:style-name="TableLine94339289670832">
          <table:table-cell table:style-name="Таблица3.A1" office:value-type="string">
            <text:p text:style-name="P49">Очередь</text:p>
          </table:table-cell>
          <table:table-cell table:style-name="Таблица3.A1" office:value-type="string">
            <text:p text:style-name="P32">User time, мс</text:p>
          </table:table-cell>
          <table:table-cell table:style-name="Таблица3.A1" office:value-type="string">
            <text:p text:style-name="P32">System time, мс</text:p>
          </table:table-cell>
          <table:table-cell table:style-name="Таблица3.A1" office:value-type="string">
            <text:p text:style-name="P32">Real time, мс</text:p>
          </table:table-cell>
        </table:table-row>
        <table:table-row table:style-name="TableLine94339289734432">
          <table:table-cell table:style-name="Таблица3.A1" office:value-type="string">
            <text:p text:style-name="P32">«Грубые» блокировки</text:p>
          </table:table-cell>
          <table:table-cell table:style-name="Таблица3.A1" office:value-type="string">
            <text:p text:style-name="P32"><text:span text:style-name="T56">9</text:span>.4<text:span text:style-name="T56">74</text:span></text:p>
          </table:table-cell>
          <table:table-cell table:style-name="Таблица3.A1" office:value-type="string">
            <text:p text:style-name="P49">5.<text:span text:style-name="T56">497</text:span></text:p>
          </table:table-cell>
          <table:table-cell table:style-name="Таблица3.A1" office:value-type="string">
            <text:p text:style-name="P49">10.<text:span text:style-name="T56">247</text:span></text:p>
          </table:table-cell>
        </table:table-row>
        <table:table-row table:style-name="TableLine94339289735072">
          <table:table-cell table:style-name="Таблица3.A1" office:value-type="string">
            <text:p text:style-name="P34">«<text:span text:style-name="T54">Тонкие» блокировки</text:span></text:p>
          </table:table-cell>
          <table:table-cell table:style-name="Таблица3.A1" office:value-type="string">
            <text:p text:style-name="P36">9.<text:span text:style-name="T56">735</text:span></text:p>
          </table:table-cell>
          <table:table-cell table:style-name="Таблица3.A1" office:value-type="string">
            <text:p text:style-name="P52">5.<text:span text:style-name="T56">097</text:span></text:p>
          </table:table-cell>
          <table:table-cell table:style-name="Таблица3.A1" office:value-type="string">
            <text:p text:style-name="P52">1<text:span text:style-name="T56">0</text:span>.<text:span text:style-name="T56">358</text:span></text:p>
          </table:table-cell>
        </table:table-row>
        <table:table-row table:style-name="TableLine94339289735984">
          <table:table-cell table:style-name="Таблица3.A1" office:value-type="string">
            <text:p text:style-name="P35">Lock-free</text:p>
          </table:table-cell>
          <table:table-cell table:style-name="Таблица3.A1" office:value-type="string">
            <text:p text:style-name="P51">20.188</text:p>
          </table:table-cell>
          <table:table-cell table:style-name="Таблица3.A1" office:value-type="string">
            <text:p text:style-name="P50"><text:span text:style-name="T55">3</text:span>.<text:span text:style-name="T55">681</text:span></text:p>
          </table:table-cell>
          <table:table-cell table:style-name="Таблица3.A1" office:value-type="string">
            <text:p text:style-name="P50"><text:span text:style-name="T55">10</text:span>.<text:span text:style-name="T55">905</text:span></text:p>
          </table:table-cell>
        </table:table-row>
      </table:table>
      <text:p text:style-name="P44"/>
      <text:p text:style-name="P38"><text:span text:style-name="T54">Т</text:span>аблица <text:span text:style-name="T54">3</text:span>. Сравнение очередей при 10 производителях и <text:span text:style-name="T54">4</text:span> потребителях.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TableLine94339289738256">
          <table:table-cell table:style-name="Таблица4.A1" office:value-type="string">
            <text:p text:style-name="P49">Очередь</text:p>
          </table:table-cell>
          <table:table-cell table:style-name="Таблица4.A1" office:value-type="string">
            <text:p text:style-name="P32">User time, мс</text:p>
          </table:table-cell>
          <table:table-cell table:style-name="Таблица4.A1" office:value-type="string">
            <text:p text:style-name="P32">System time, мс</text:p>
          </table:table-cell>
          <table:table-cell table:style-name="Таблица4.A1" office:value-type="string">
            <text:p text:style-name="P32">Real time, мс</text:p>
          </table:table-cell>
        </table:table-row>
        <table:table-row table:style-name="TableLine94339289755008">
          <table:table-cell table:style-name="Таблица4.A1" office:value-type="string">
            <text:p text:style-name="P32">«Грубые» блокировки</text:p>
          </table:table-cell>
          <table:table-cell table:style-name="Таблица4.A1" office:value-type="string">
            <text:p text:style-name="P49">2<text:span text:style-name="T56">1</text:span>.<text:span text:style-name="T56">740</text:span></text:p>
          </table:table-cell>
          <table:table-cell table:style-name="Таблица4.A1" office:value-type="string">
            <text:p text:style-name="P49"><text:span text:style-name="T56">18</text:span>.<text:span text:style-name="T56">613</text:span></text:p>
          </table:table-cell>
          <table:table-cell table:style-name="Таблица4.A1" office:value-type="string">
            <text:p text:style-name="P49"><text:span text:style-name="T56">25</text:span>.<text:span text:style-name="T56">370</text:span></text:p>
          </table:table-cell>
        </table:table-row>
        <table:table-row table:style-name="TableLine94339289755648">
          <table:table-cell table:style-name="Таблица4.A1" office:value-type="string">
            <text:p text:style-name="P34">«<text:span text:style-name="T54">Тонкие» блокировки</text:span></text:p>
          </table:table-cell>
          <table:table-cell table:style-name="Таблица4.A1" office:value-type="string">
            <text:p text:style-name="P52">2<text:span text:style-name="T57">2</text:span>.<text:span text:style-name="T57">370</text:span></text:p>
          </table:table-cell>
          <table:table-cell table:style-name="Таблица4.A1" office:value-type="string">
            <text:p text:style-name="P52">2<text:span text:style-name="T57">1</text:span>.<text:span text:style-name="T57">343</text:span></text:p>
          </table:table-cell>
          <table:table-cell table:style-name="Таблица4.A1" office:value-type="string">
            <text:p text:style-name="P52"><text:span text:style-name="T57">25</text:span>.<text:span text:style-name="T57">616</text:span></text:p>
          </table:table-cell>
        </table:table-row>
        <table:table-row table:style-name="TableLine94339289756560">
          <table:table-cell table:style-name="Таблица4.A1" office:value-type="string">
            <text:p text:style-name="P35">Lock-free</text:p>
          </table:table-cell>
          <table:table-cell table:style-name="Таблица4.A1" office:value-type="string">
            <text:p text:style-name="P51">25.618</text:p>
          </table:table-cell>
          <table:table-cell table:style-name="Таблица4.A1" office:value-type="string">
            <text:p text:style-name="P50">1<text:span text:style-name="T55">5</text:span>.<text:span text:style-name="T55">493</text:span></text:p>
          </table:table-cell>
          <table:table-cell table:style-name="Таблица4.A1" office:value-type="string">
            <text:p text:style-name="P50"><text:span text:style-name="T55">25</text:span>.<text:span text:style-name="T55">848</text:span></text:p>
          </table:table-cell>
        </table:table-row>
      </table:table>
      <text:p text:style-name="P25"/>
      <text:p text:style-name="P26">По результатам проведенных измерений, видно, что операции с очередью lock-free занимают больше времени, чем операции с блокировками, <text:soft-page-break/>особенно разница заметна, когда производителей меньше, чем потребителей, и потребители простаивают в цикле без блокировок. User time в такой ситуации превышает время аналогов с блокировками в 2 раза.</text:p>
      <text:p text:style-name="P27"><text:span text:style-name="T46">Sys time во всех</text:span><text:span text:style-name="T45"> случаях </text:span><text:span text:style-name="T46">у</text:span><text:span text:style-name="T45"> очереди без блокировок немного </text:span><text:span text:style-name="T18">меньше</text:span><text:span text:style-name="T45"> времени версий с блокировками, </text:span><text:span text:style-name="T46">а real time в среднем превышает на несколько единиц.</text:span></text:p>
      <text:p text:style-name="P28"><text:span text:style-name="T38">Одной из причин уменьшения производительности является частое выделение и освобождение динамической памяти. </text:span><text:span text:style-name="T47">В lock-free очереди выделение памяти происходит больше, чем в очередях с блокировками, так как выделяется память не только для элементов очереди, но и для работы схемы указателей опасности.</text:span></text:p>
      <text:p text:style-name="P54"/>
      <text:h text:style-name="Heading_20_2" text:outline-level="2">Выводы.</text:h>
      <text:p text:style-name="P8"><text:span text:style-name="T3">В ходе работы были изучены </text:span><text:span text:style-name="T6">принципы работы с</text:span><text:span text:style-name="T3"> </text:span><text:span text:style-name="T4">потокобезопасн</text:span><text:span text:style-name="T8">ой</text:span><text:span text:style-name="T4"> очеред</text:span><text:span text:style-name="T8">ью</text:span><text:span text:style-name="T4"> </text:span><text:span text:style-name="T5">без</text:span><text:span text:style-name="T4"> блокиров</text:span><text:span text:style-name="T5">ок</text:span><text:span text:style-name="T4">. </text:span><text:span text:style-name="T6">Был </text:span><text:span text:style-name="T8">с</text:span><text:span text:style-name="T6">формирован инвариант</text:span><text:span text:style-name="T7"> </text:span><text:span text:style-name="T10">lock-free очереди: </text:span><text:span text:style-name="T6">у</text:span><text:span text:style-name="T9">казатель на начало очереди всегда указывает на элемент, стоящий не после элемента под указателем на конец. </text:span><text:span text:style-name="T11">Также было выявлено, что производительность lock-free очереди хуже, чем </text:span><text:span text:style-name="T12">у очередей с блокировками, так как ее реализация требует большего выделения и освобождения памя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3M31S</meta:editing-duration>
    <meta:editing-cycles>39</meta:editing-cycles>
    <meta:generator>LibreOffice/6.4.7.2$Linux_X86_64 LibreOffice_project/40$Build-2</meta:generator>
    <dc:date>2023-10-17T13:01:31.200642188</dc:date>
    <meta:document-statistic meta:table-count="4" meta:image-count="0" meta:object-count="0" meta:page-count="6" meta:paragraph-count="95" meta:word-count="933" meta:character-count="6723" meta:non-whitespace-character-count="5877"/>
  </office:meta>
</office:document-meta>
</file>